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49b5bdc"/>
    </style:style>
    <style:style style:name="P10" style:family="paragraph" style:parent-style-name="Heading_20_1">
      <style:paragraph-properties fo:margin-top="0.0398in" fo:margin-bottom="0.0398in" loext:contextual-spacing="false"/>
      <style:text-properties officeooo:rsid="046258e7" officeooo:paragraph-rsid="046258e7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860c42" officeooo:paragraph-rsid="0486a325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86a325" officeooo:paragraph-rsid="0486a325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rsid="0486a325" officeooo:paragraph-rsid="0486a325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8a5c29" officeooo:paragraph-rsid="049c8386"/>
    </style:style>
    <style:style style:name="P15" style:family="paragraph" style:parent-style-name="Text_20_body" style:list-style-name="L2">
      <style:paragraph-properties fo:margin-top="0in" fo:margin-bottom="0in" loext:contextual-spacing="false"/>
      <style:text-properties officeooo:rsid="0493853d" officeooo:paragraph-rsid="0493853d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officeooo:paragraph-rsid="0486a325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officeooo:paragraph-rsid="0487f04a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officeooo:rsid="04895562" officeooo:paragraph-rsid="04895562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officeooo:rsid="048ce432" officeooo:paragraph-rsid="048ce432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9948b7" officeooo:paragraph-rsid="049948b7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9b0eab" officeooo:paragraph-rsid="049b0eab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24" style:family="paragraph" style:parent-style-name="Text_20_body" style:list-style-name="L4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rsid="04a5e590" officeooo:paragraph-rsid="04a766bf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fo:font-style="italic" officeooo:rsid="049b0eab" style:font-style-asian="italic" style:font-style-complex="italic"/>
    </style:style>
    <style:style style:name="T7" style:family="text">
      <style:text-properties fo:font-style="italic" officeooo:rsid="0486a325" style:font-style-asian="italic" style:font-style-complex="italic"/>
    </style:style>
    <style:style style:name="T8" style:family="text">
      <style:text-properties officeooo:rsid="0484c2df"/>
    </style:style>
    <style:style style:name="T9" style:family="text">
      <style:text-properties officeooo:rsid="0484f11a"/>
    </style:style>
    <style:style style:name="T10" style:family="text">
      <style:text-properties officeooo:rsid="0486a325"/>
    </style:style>
    <style:style style:name="T11" style:family="text">
      <style:text-properties officeooo:rsid="0487132b"/>
    </style:style>
    <style:style style:name="T12" style:family="text">
      <style:text-properties officeooo:rsid="0487f04a"/>
    </style:style>
    <style:style style:name="T13" style:family="text">
      <style:text-properties officeooo:rsid="048e21f9"/>
    </style:style>
    <style:style style:name="T14" style:family="text">
      <style:text-properties officeooo:rsid="0493853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officeooo:rsid="049b0eab"/>
    </style:style>
    <style:style style:name="T18" style:family="text">
      <style:text-properties fo:language="en" fo:country="US" officeooo:rsid="04a35e33"/>
    </style:style>
    <style:style style:name="T19" style:family="text">
      <style:text-properties fo:language="en" fo:country="US" officeooo:rsid="04a46f56"/>
    </style:style>
    <style:style style:name="T20" style:family="text">
      <style:text-properties fo:language="en" fo:country="US" officeooo:rsid="04a766bf"/>
    </style:style>
    <style:style style:name="T21" style:family="text">
      <style:text-properties fo:language="en" fo:country="US" officeooo:rsid="04a916a7"/>
    </style:style>
    <style:style style:name="T22" style:family="text">
      <style:text-properties fo:language="en" fo:country="US" officeooo:rsid="04a91ff6"/>
    </style:style>
    <style:style style:name="T23" style:family="text">
      <style:text-properties officeooo:rsid="04983274"/>
    </style:style>
    <style:style style:name="T24" style:family="text">
      <style:text-properties style:font-name="Monospace" officeooo:rsid="049b5bdc" style:font-size-asian="10.5pt" style:font-name-complex="David CLM" style:font-weight-complex="normal"/>
    </style:style>
    <style:style style:name="T25" style:family="text">
      <style:text-properties style:font-name="Monospace" officeooo:rsid="049ec5e5" style:font-size-asian="10.5pt" style:font-name-complex="David CLM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486a325" style:font-size-asian="8pt" style:font-size-complex="8pt"/>
    </style:style>
    <style:style style:name="T28" style:family="text">
      <style:text-properties fo:font-size="8pt" officeooo:rsid="0487f04a" style:font-size-asian="8pt" style:font-size-complex="8pt"/>
    </style:style>
    <style:style style:name="T29" style:family="text">
      <style:text-properties fo:font-size="8pt" fo:language="en" fo:country="US" style:font-size-asian="8pt" style:font-size-complex="8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en" fo:country="US" style:font-size-asian="10pt" style:font-size-complex="10pt"/>
    </style:style>
    <style:style style:name="T32" style:family="text">
      <style:text-properties officeooo:rsid="04a916a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פרוייקט: <text:span text:style-name="T8">תרומה למערכות קוד פתוח</text:span></text:h>
      <text:p text:style-name="P4">מערכות קוד פתוח מאפשרות לכל מתכנת <text:span text:style-name="T9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2392921238" text:style-name="L1">
        <text:list-item>
          <text:p text:style-name="P11">להוריד קוד של תוכנת קוד-פתוח כלשהי, <text:span text:style-name="T10">ולבנות אותו על המחשב שלכם. יש כמה תוכנות לבחירה – ראו בהמשך.</text:span></text:p>
        </text:list-item>
        <text:list-item>
          <text:p text:style-name="P12">להצטרף לקהילת המפתחים ולברר איזה שיפורים ותוספות הם מוכנים להכניס למערכת.</text:p>
        </text:list-item>
        <text:list-item>
          <text:p text:style-name="P14">לממש את ההרחבה, להגיש pull request, ולהיות בקשר רציף עם המפתחים עד שההרחבה שלכם נכנסת לקוד הראשי.</text:p>
        </text:list-item>
      </text:list>
      <text:p text:style-name="P9"><text:span text:style-name="T24">הנה כמה דוגמאות ל</text:span><text:span text:style-name="T10">מערכות ושיפורים שאפשר להכניס בהן – אתם מוזמנים להציע רעיונות נוספים:</text:span></text:p>
      <text:list xml:id="list3688134277" text:style-name="L2">
        <text:list-item>
          <text:p text:style-name="P15">ספריית <text:span text:style-name="T15">networkx <text:s/>- רשתות וגרפים ב</text:span>פייתון <text:span text:style-name="T15">(</text:span><text:a xlink:type="simple" xlink:href="https://networkx.github.io/documentation/stable/developer/index.html" text:style-name="Internet_20_link" text:visited-style-name="Visited_20_Internet_20_Link"><text:span text:style-name="T26">https://networkx.github.io/documentation/stable/developer/index.html</text:span></text:a><text:span text:style-name="T15">). </text:span><text:span text:style-name="T16">הרחבה אפשרית</text:span><text:span text:style-name="T15">: <text:s/>הוספת אלגוריתמים שונים בגרפים ורשתות.</text:span></text:p>
        </text:list-item>
        <text:list-item>
          <text:p text:style-name="P13"><text:span text:style-name="T14">גאוגברה</text:span> <text:span text:style-name="T26">(</text:span><text:a xlink:type="simple" xlink:href="https://dev.geogebra.org/trac" text:style-name="Internet_20_link" text:visited-style-name="Visited_20_Internet_20_Link"><text:span text:style-name="T26">https://dev.geogebra.org/trac</text:span></text:a><text:span text:style-name="T26">)</text:span>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11">: </text:span>הוספת אלגוריתמים שונים בגיאומטריה חישובית.</text:p>
        </text:list-item>
        <text:list-item>
          <text:p text:style-name="P16"><text:span text:style-name="T10">כנסת פתוחה </text:span><text:span text:style-name="T27">(</text:span><text:a xlink:type="simple" xlink:href="https://github.com/hasadna/Open-Knesset" text:style-name="Internet_20_link" text:visited-style-name="Visited_20_Internet_20_Link"><text:span text:style-name="T27">https://github.com/hasadna/Open-Knesset</text:span></text:a><text:span text:style-name="T27"> )</text:span><text:span text:style-name="T10"> – מערכת לשיתוף הציבור בפעילות הכנסת. </text:span><text:span text:style-name="T7">הרחבה אפשרית: </text:span><text:span text:style-name="T10">ממשק שיאפשר לאנשי-ציבור לקבל משוב מהבוחרים על </text:span><text:span text:style-name="T25">הצעות חוק</text:span><text:span text:style-name="T10">.</text:span></text:p>
        </text:list-item>
        <text:list-item>
          <text:p text:style-name="P17"><text:span text:style-name="T12">סימפי </text:span><text:span text:style-name="T28">( </text:span><text:a xlink:type="simple" xlink:href="https://github.com/sympy/sympy" text:style-name="Internet_20_link" text:visited-style-name="Visited_20_Internet_20_Link"><text:span text:style-name="T28">https://github.com/sympy/sympy</text:span></text:a><text:span text:style-name="T28"> )</text:span><text:span text:style-name="T12"> – ספריית החישובים הסימבוליים של פייתון. </text:span><text:span text:style-name="T4">ה</text:span><text:span text:style-name="T5">רחבה אפשרית</text:span><text:span text:style-name="T12">: <text:s/>הוספת אפשרות לפתרון בעיות מורכבות.</text:span></text:p>
        </text:list-item>
        <text:list-item>
          <text:p text:style-name="P18">טק-סטודיו <text:span text:style-name="T26">( </text:span><text:a xlink:type="simple" xlink:href="https://github.com/texstudio-org/texstudio" text:style-name="Internet_20_link" text:visited-style-name="Visited_20_Internet_20_Link"><text:span text:style-name="T26">https://github.com/texstudio-org/texstudio</text:span></text:a><text:span text:style-name="T26"> </text:span><text:span text:style-name="T30">)</text:span> - תוכנה לעריכת מאמרים מדעיים. <text:span text:style-name="T3">הרחבה אפשרית</text:span>: מערכת לבדיקת נכונות של משוואות מתימטיות. </text:p>
        </text:list-item>
        <text:list-item>
          <text:p text:style-name="P19">ווייל <text:span text:style-name="T26">( </text:span><text:a xlink:type="simple" xlink:href="https://github.com/theneurasthenicrat/whale4" text:style-name="Internet_20_link" text:visited-style-name="Visited_20_Internet_20_Link"><text:span text:style-name="T26">https://github.com/theneurasthenicrat/whale4</text:span></text:a><text:span text:style-name="T26"> )</text:span> - תוכנה לעריכת סקרים והצבעות אונליין. <text:span text:style-name="T3">הרחבה אפשרית</text:span>: הוספת כללי בחירה.</text:p>
        </text:list-item>
        <text:list-item>
          <text:p text:style-name="P20">מו<text:span text:style-name="T32">ו</text:span>דל <text:span text:style-name="T26">( </text:span><text:a xlink:type="simple" xlink:href="https://docs.moodle.org/dev/Main_Page" text:style-name="Internet_20_link" text:visited-style-name="Visited_20_Internet_20_Link"><text:span text:style-name="T26">https://docs.moodle.org/dev/Main_Page</text:span></text:a><text:span text:style-name="T26"> )</text:span> אתם יודעים מה זה.. <text:span text:style-name="T3">הרחב</text:span><text:span text:style-name="T6">ות</text:span><text:span text:style-name="T3"> אפשרי</text:span><text:span text:style-name="T6">ו</text:span><text:span text:style-name="T3">ת</text:span>: אפשרות להגיש מטלות תיכנות למודל כך שייבדקו אוטומטית ע"י הבדקן <text:span text:style-name="T26">( </text:span><text:a xlink:type="simple" xlink:href="http://www.bad-kan.com/" text:style-name="Internet_20_link" text:visited-style-name="Visited_20_Internet_20_Link"><text:span text:style-name="T26">http://www.bad-kan.com</text:span></text:a><text:span text:style-name="T26"> </text:span><text:span text:style-name="T29">)</text:span><text:span text:style-name="T15">; </text:span><text:span text:style-name="T17">אפשרות לשלוח הודעות לפורום ישירות מהדואל בלי להיכנס למודל.</text:span></text:p>
        </text:list-item>
        <text:list-item>
          <text:p text:style-name="P25"><text:span text:style-name="T17">ו</text:span><text:span text:style-name="T15">יקיפדיה: </text:span><text:span text:style-name="T20">הוספת עזרי-למידה שונים, למשל "מד התקדמות" </text:span><text:span text:style-name="T21">לפי קטגוריה</text:span><text:span text:style-name="T20">, שיעזור לקורא לדעת איזה אחוז </text:span><text:span text:style-name="T21">מהנושאים בקטגוריה </text:span><text:span text:style-name="T20">הוא כבר למד, </text:span><text:span text:style-name="T22">ומה </text:span><text:span text:style-name="T20">עדיין </text:span><text:span text:style-name="T22">נשאר לו </text:span><text:span text:style-name="T20">ללמוד.</text:span></text:p>
        </text:list-item>
        <text:list-item>
          <text:p text:style-name="P21"><text:span text:style-name="T15">טקסטיה</text:span><text:span text:style-name="T31"> </text:span><text:span text:style-name="T29">( </text:span><text:a xlink:type="simple" xlink:href="https://github.com/erelsgl/textia" text:style-name="Internet_20_link" text:visited-style-name="Visited_20_Internet_20_Link">https://github.com/erelsgl/textia</text:a><text:span text:style-name="T29"> </text:span><text:span text:style-name="T31">)</text:span><text:span text:style-name="T15"> משחק ישן שכתבתי ללימוד תנ"ך. </text:span><text:span text:style-name="T16">הרחבות אפשריות</text:span><text:span text:style-name="T15">: לכתוב הכל מחדש, עם ממשק יפה </text:span><text:span text:style-name="T19">ומעוצב</text:span><text:span text:style-name="T15"> ו</text:span><text:span text:style-name="T18">אפשרות ל</text:span><text:span text:style-name="T15">ריבוי שחקנים.</text:span></text:p>
        </text:list-item>
      </text:list>
      <text:p text:style-name="P5"/>
      <text:p text:style-name="P7">הפרוייקט מיועד לסטודנטים ש-</text:p>
      <text:list xml:id="list4246531026" text:style-name="L3">
        <text:list-item>
          <text:p text:style-name="P22">אוהבים לתכנת ולתקן באגים;</text:p>
        </text:list-item>
        <text:list-item>
          <text:p text:style-name="P22">יודעים לתקשר היטב באנגלית, מסוגלים להשתתף בדיונים בקהילת המפתחים;</text:p>
        </text:list-item>
        <text:list-item>
          <text:p text:style-name="P22">מתמידים – לא מתייאשים גם כשהקוד לא מתקבל בפעם הראשונה.</text:p>
        </text:list-item>
      </text:list>
      <text:p text:style-name="P6"/>
      <text:p text:style-name="P8">מה יוצא לכם מזה?</text:p>
      <text:list xml:id="list892590696" text:style-name="L4">
        <text:list-item>
          <text:p text:style-name="P23">השם שלכם <text:span text:style-name="T23">יירשם ברשימת </text:span>התורמים <text:span text:style-name="T13">למערכת ידועה – תרומה משמעותית לקורות-החיים שלכם.</text:span></text:p>
        </text:list-item>
        <text:list-item>
          <text:p text:style-name="P24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05T15:30:35.317000000</dc:date>
    <meta:editing-duration>P8DT10H8M51S</meta:editing-duration>
    <meta:editing-cycles>1087</meta:editing-cycles>
    <meta:document-statistic meta:table-count="0" meta:image-count="0" meta:object-count="0" meta:page-count="1" meta:paragraph-count="25" meta:word-count="339" meta:character-count="2301" meta:non-whitespace-character-count="1989"/>
  </office:meta>
</office:document-meta>
</file>